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normal" style:master-page-name="Standard">
      <style:paragraph-properties fo:text-align="justify" style:justify-single-word="false" style:page-number="1"/>
      <style:text-properties style:font-name="Liberation Serif"/>
    </style:style>
    <style:style style:name="P2" style:family="paragraph" style:parent-style-name="normal">
      <style:paragraph-properties fo:text-align="justify" style:justify-single-word="false"/>
      <style:text-properties style:font-name="Latin Modern Math"/>
    </style:style>
    <style:style style:name="P3" style:family="paragraph" style:parent-style-name="Text_20_body">
      <style:paragraph-properties fo:text-align="justify" style:justify-single-word="false"/>
      <style:text-properties officeooo:paragraph-rsid="000c0c08"/>
    </style:style>
    <style:style style:name="P4" style:family="paragraph" style:parent-style-name="Text_20_body">
      <style:text-properties style:font-name="Latin Modern Math"/>
    </style:style>
    <style:style style:name="P5" style:family="paragraph" style:parent-style-name="Text_20_body">
      <style:text-properties style:font-name="Liberation Serif"/>
    </style:style>
    <style:style style:name="P6" style:family="paragraph" style:parent-style-name="normal">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text-properties style:font-name="Latin Modern Math" fo:font-weight="normal" officeooo:rsid="000c5673" style:font-weight-asian="normal" style:font-weight-complex="normal"/>
    </style:style>
    <style:style style:name="P8" style:family="paragraph" style:parent-style-name="Text_20_body">
      <style:paragraph-properties fo:text-align="justify" style:justify-single-word="false" fo:orphans="2" fo:widows="2"/>
      <style:text-properties style:font-name="Latin Modern Math" fo:font-weight="normal" officeooo:rsid="000c5673" style:font-weight-asian="normal" style:font-weight-complex="normal"/>
    </style:style>
    <style:style style:name="P9" style:family="paragraph" style:parent-style-name="Text_20_body">
      <style:paragraph-properties fo:text-align="justify" style:justify-single-word="false" fo:orphans="2" fo:widows="2"/>
      <style:text-properties style:font-name="Liberation Serif" officeooo:rsid="000c5673"/>
    </style:style>
    <style:style style:name="P10" style:family="paragraph" style:parent-style-name="normal">
      <style:paragraph-properties fo:text-align="justify" style:justify-single-word="false"/>
      <style:text-properties style:font-name="Liberation Serif" officeooo:rsid="000c5673"/>
    </style:style>
    <style:style style:name="P11" style:family="paragraph" style:parent-style-name="normal">
      <style:paragraph-properties fo:text-align="justify" style:justify-single-word="false"/>
      <style:text-properties style:font-name="Latin Modern Math" officeooo:rsid="000a28e5" officeooo:paragraph-rsid="000a28e5"/>
    </style:style>
    <style:style style:name="P12" style:family="paragraph" style:parent-style-name="normal">
      <style:paragraph-properties fo:text-align="justify" style:justify-single-word="false"/>
      <style:text-properties officeooo:rsid="000a28e5" officeooo:paragraph-rsid="000a28e5"/>
    </style:style>
    <style:style style:name="P13" style:family="paragraph" style:parent-style-name="Text_20_body">
      <style:paragraph-properties fo:text-align="justify" style:justify-single-word="false"/>
      <style:text-properties officeooo:rsid="000a28e5" officeooo:paragraph-rsid="000a28e5"/>
    </style:style>
    <style:style style:name="P14" style:family="paragraph" style:parent-style-name="Text_20_body">
      <style:paragraph-properties fo:text-align="justify" style:justify-single-word="false"/>
    </style:style>
    <style:style style:name="P15" style:family="paragraph" style:parent-style-name="normal">
      <style:paragraph-properties fo:text-align="justify" style:justify-single-word="false"/>
      <style:text-properties style:font-name="Liberation Serif" fo:font-weight="normal" officeooo:rsid="000a28e5" officeooo:paragraph-rsid="000a28e5" style:font-weight-asian="normal" style:font-weight-complex="normal"/>
    </style:style>
    <style:style style:name="T1" style:family="text">
      <style:text-properties style:font-name="Latin Modern Math" fo:font-weight="normal" officeooo:rsid="000c0c08" style:font-weight-asian="normal" style:font-weight-complex="normal"/>
    </style:style>
    <style:style style:name="T2" style:family="text">
      <style:text-properties style:font-name="Latin Modern Math"/>
    </style:style>
    <style:style style:name="T3" style:family="text">
      <style:text-properties style:font-name="Liberation Serif" fo:font-weight="normal" officeooo:rsid="000c0c08" style:font-weight-asian="normal" style:font-weight-complex="normal"/>
    </style:style>
    <style:style style:name="T4" style:family="text">
      <style:text-properties style:font-name="Latin Modern Math"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karia makhlouf </text:p>
      <text:p text:style-name="P2"/>
      <text:p text:style-name="P2">Texte 1 :</text:p>
      <text:p text:style-name="P2"/>
      <text:p text:style-name="P3"><text:span text:style-name="Strong_20_Emphasis"><text:span text:style-name="T1">Mon premier souvenir en rapport avec l’écriture remonte à mon plus jeune âge, avec les jeux du type « mots croisés ». J’ai toujours trouvé l’écriture comme le reflet du fond de notre pensée, c’est comme si nous pouvions libérer notre esprit. L’écriture, c’est comme si on s’extériorisait : nous pouvons nous exprimer sans que ce soit un effort face à notre environnement. On peut exprimer nos sentiments, nos émotions, nos souvenirs et nos connaissances.</text:span></text:span></text:p>
      <text:p text:style-name="P4">La communication orale n’est pas identique à celle de l’écriture, car en écrivant, on mobilise du matériel, de notre personne, et on donne de l’importance à ce qui est transmis. Alors que la parole, elle est plus volatile et ne reste pas ancrée, comparée à l’écriture qui perdure et peut être conservée selon le support utilisé.</text:p>
      <text:p text:style-name="P4">L’écriture est toujours liée à la spiritualité. Elle permet de se découvrir et de prendre du temps pour soi. Le temps consacré à l’écriture, c’est du temps gagné sur soi.</text:p>
      <text:p text:style-name="P5"><text:span text:style-name="T2">L’écriture nous enseigne la structure des idées, la pertinence de nos savoirs, c’est-à-dire écrire seulement ce qui est utile. Ça demande une certaine rigueur. Autrement dit, l’écriture nous forme</text:span>.</text:p>
      <text:p text:style-name="P3"><text:span text:style-name="Strong_20_Emphasis"><text:span text:style-name="T3"/></text:span></text:p>
      <text:p text:style-name="P6"/>
      <text:p text:style-name="P6"/>
      <text:p text:style-name="P6">Texte 2:</text:p>
      <text:p text:style-name="P6"/>
      <text:p text:style-name="P6"/>
      <text:p text:style-name="P7">Je vais vous raconter la plus haute, la plus extrême, la plus immense, la plus colossale ; l’histoire d’amour la plus inimaginable entre mon ordinateur et moi. Mon cher parmi les plus chers, mon trésor technologique d’une valeur inestimable, sa magie se fait ressentir à travers son écran 18K, doté de la résolution la plus exceptionnelle disponible sur le marché noir. Il offre des couleurs d’une vivacité inégalée, évoquant le thème de l’amour dans ses nuances les plus profondes.</text:p>
      <text:p text:style-name="P8">Un affichage d’une qualité suprême qui rend mon ordinateur tout simplement ensorcelant ! Son écran est si immersif que l’on perçoit sa douceur onctueuse, le rendant encore meilleur que le Crousty Chèvre de MacDo, croustillant à l’extérieur et fondant à l’intérieur.</text:p>
      <text:p text:style-name="P9"><text:span text:style-name="T4">Avec mon ordinateur, je peux tout accomplir, le rendant quasi immortel. À travers son écran, je peux, via VSCode, tracer le graphique de ma plus grande histoire d’amour, grâce au langage de haut niveau </text:span><text:span text:style-name="Strong_20_Emphasis"><text:span text:style-name="T4">Python</text:span></text:span><text:span text:style-name="T4">, qui interprète avec une précision inégalée les moindres détails de cette passion entre mon ordinateur et moi.</text:span></text:p>
      <text:p text:style-name="P10"/>
      <text:p text:style-name="P11"/>
      <text:p text:style-name="P11"/>
      <text:p text:style-name="P11"/>
      <text:p text:style-name="P11"/>
      <text:p text:style-name="P11"><text:soft-page-break/></text:p>
      <text:p text:style-name="P11">Texte 3 : </text:p>
      <text:p text:style-name="P11"/>
      <text:p text:style-name="P12"/>
      <text:p text:style-name="P12"/>
      <text:p text:style-name="P13"><text:span text:style-name="T4">Un mot que je n’apprécie vraiment pas, c’est </text:span><text:span text:style-name="Strong_20_Emphasis"><text:span text:style-name="T4">“singe”</text:span></text:span><text:span text:style-name="T4">, car il est souvent utilisé de manière moqueuse pour désigner quelqu’un de gênant ou de perdu, un peu </text:span><text:span text:style-name="Emphasis"><text:span text:style-name="T4">à côté de ses pompes</text:span></text:span><text:span text:style-name="T4">. Bien loin de l’animal agile et malin qu’il désigne en réalité, ce terme devient dans le langage courant une façon détournée de dire : </text:span><text:span text:style-name="Emphasis"><text:span text:style-name="T4">“Tu fais honte, arrête-toi là.”</text:span></text:span><text:span text:style-name="T4"> Autrement dit, on te colle l’étiquette du </text:span><text:span text:style-name="Emphasis"><text:span text:style-name="T4">roi des singes</text:span></text:span><text:span text:style-name="T4">, non pas pour te faire un compliment, mais pour te faire comprendre que tu as totalement </text:span><text:span text:style-name="Emphasis"><text:span text:style-name="T4">raté le coche</text:span></text:span><text:span text:style-name="T4">.</text:span></text:p>
      <text:p text:style-name="P14"><text:span text:style-name="T4">Quand quelqu’un tente de faire une blague et qu’on lui lance un </text:span><text:span text:style-name="Emphasis"><text:span text:style-name="T4">“t’es un singe toi”</text:span></text:span><text:span text:style-name="T4">, ce n’est pas pour saluer son humour, bien au contraire. C’est une manière ironique de lui dire qu’il ferait mieux de rester discret, qu’il est en train de </text:span><text:span text:style-name="Emphasis"><text:span text:style-name="T4">se ridiculiser en beauté</text:span></text:span><text:span text:style-name="T4">. Dans ces moments-là, on ne rit pas avec lui, on rit </text:span><text:span text:style-name="Emphasis"><text:span text:style-name="T4">de lui</text:span></text:span><text:span text:style-name="T4">, ce qui n’est pas du tout la même chose.</text:span></text:p>
      <text:p text:style-name="P14"><text:span text:style-name="T4">Le mot “singe” devient alors une vraie </text:span><text:span text:style-name="Emphasis"><text:span text:style-name="T4">fausse bonne idée</text:span></text:span><text:span text:style-name="T4"> : on croit faire rire, mais on finit </text:span><text:span text:style-name="Emphasis"><text:span text:style-name="T4">la risée du groupe</text:span></text:span><text:span text:style-name="T4">. On cherche à briller, et on se retrouve à </text:span><text:span text:style-name="Emphasis"><text:span text:style-name="T4">tomber dans le panneau</text:span></text:span><text:span text:style-name="T4"> du malaise collectif. C’est un mot qui, sous des airs anodins, peut devenir une véritable pique déguisée, une </text:span><text:span text:style-name="Emphasis"><text:span text:style-name="T4">claque sans les mains</text:span></text:span><text:span text:style-name="T4">.</text:span></text:p>
      <text:p text:style-name="P14"><text:span text:style-name="T4">En somme, derrière son apparence inoffensive, ce mot peut faire beaucoup de mal. Il montre à quel point certaines expressions peuvent </text:span><text:span text:style-name="Emphasis"><text:span text:style-name="T4">faire mouche</text:span></text:span><text:span text:style-name="T4"> sans qu’on s’en rende compte, et pourquoi il faut parfois tourner sept fois sa langue dans sa bouche avant de parler.</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5-14T00:24:23.145362513</dc:date>
    <meta:editing-duration>PT34M43S</meta:editing-duration>
    <meta:editing-cycles>3</meta:editing-cycles>
    <meta:generator>LibreOffice/25.2.2.2$Linux_X86_64 LibreOffice_project/520$Build-2</meta:generator>
    <meta:document-statistic meta:table-count="0" meta:image-count="0" meta:object-count="0" meta:page-count="2" meta:paragraph-count="15" meta:word-count="633" meta:character-count="3702" meta:non-whitespace-character-count="3082"/>
  </office:meta>
</office:document-meta>
</file>